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e181e" draw:fill-color="#ffe5ca" draw:textarea-horizontal-align="justify" draw:textarea-vertical-align="middle" draw:auto-grow-height="false" fo:min-height="1.726cm" fo:min-width="4.29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62cm" fo:min-width="3.81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62cm" fo:min-width="4.45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862cm" fo:min-width="4.581cm"/>
    </style:style>
    <style:style style:name="gr6" style:family="graphic" style:parent-style-name="standard">
      <style:graphic-properties svg:stroke-color="#111111" draw:fill-color="#e0efd4" draw:textarea-horizontal-align="justify" draw:textarea-vertical-align="middle" draw:auto-grow-height="false" fo:min-height="1.097cm" fo:min-width="3.272cm"/>
    </style:style>
    <style:style style:name="gr7" style:family="graphic" style:parent-style-name="standard">
      <style:graphic-properties svg:stroke-color="#111111" draw:fill-color="#e0efd4" draw:textarea-horizontal-align="justify" draw:textarea-vertical-align="middle" draw:auto-grow-height="false" fo:min-height="1.368cm" fo:min-width="3.812cm"/>
    </style:style>
    <style:style style:name="gr8" style:family="graphic" style:parent-style-name="standard">
      <style:graphic-properties svg:stroke-color="#111111" draw:fill-color="#e0efd4" draw:textarea-horizontal-align="justify" draw:textarea-vertical-align="middle" draw:auto-grow-height="false" fo:min-height="1.008cm" fo:min-width="2.554cm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401cm" fo:min-width="3.564cm"/>
    </style:style>
    <style:style style:name="gr12" style:family="graphic" style:parent-style-name="standard">
      <style:graphic-properties svg:stroke-color="#111111" draw:fill-color="#ffffff" draw:textarea-horizontal-align="justify" draw:textarea-vertical-align="middle" draw:auto-grow-height="false" fo:min-height="1.008cm" fo:min-width="2.5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e5ca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0efd4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77cm" svg:height="2.794cm" svg:x="7.639cm" svg:y="8.774cm">
          <text:p text:style-name="P1">Ma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318cm" svg:height="1.778cm" svg:x="2.778cm" svg:y="2.778cm">
          <text:p text:style-name="P1">Waiting Url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4.953cm" svg:height="1.778cm" svg:x="8.493cm" svg:y="2.778cm">
          <text:p text:style-name="P1">Crawl Urls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4" draw:layer="layout" svg:x1="6.969cm" svg:y1="3.667cm" svg:x2="8.747cm" svg:y2="3.667cm">
          <text:p/>
        </draw:line>
        <draw:custom-shape draw:style-name="gr5" draw:text-style-name="P3" draw:layer="layout" svg:width="5.08cm" svg:height="1.778cm" svg:x="8.493cm" svg:y="5.826cm">
          <text:p text:style-name="P1">Memory Bucke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4" draw:layer="layout" svg:x1="11.033cm" svg:y1="4.429cm" svg:x2="11.033cm" svg:y2="6.08cm">
          <text:p/>
        </draw:line>
        <draw:line draw:style-name="gr4" draw:text-style-name="P4" draw:layer="layout" svg:x1="11.033cm" svg:y1="7.604cm" svg:x2="11.033cm" svg:y2="9.001cm">
          <text:p/>
        </draw:line>
        <draw:custom-shape draw:style-name="gr6" draw:text-style-name="P5" draw:layer="layout" svg:width="5.334cm" svg:height="1.905cm" svg:x="3.667cm" svg:y="13.065cm">
          <text:p text:style-name="P1">Fetch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6.096cm" svg:height="2.286cm" svg:x="9.001cm" svg:y="14.208cm">
          <text:p text:style-name="P1">Fetch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4.318cm" svg:height="1.778cm" svg:x="15.732cm" svg:y="12.049cm">
          <text:p text:style-name="P1">……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001cm" svg:y1="11.033cm" svg:x2="6.207cm" svg:y2="13.319cm">
          <text:p/>
        </draw:line>
        <draw:line draw:style-name="gr10" draw:text-style-name="P1" draw:layer="layout" svg:x1="10.906cm" svg:y1="11.541cm" svg:x2="11.668cm" svg:y2="14.335cm">
          <text:p/>
        </draw:line>
        <draw:line draw:style-name="gr9" draw:text-style-name="P1" draw:layer="layout" svg:x1="13.192cm" svg:y1="11.287cm" svg:x2="16.367cm" svg:y2="12.43cm">
          <text:p/>
        </draw:line>
        <draw:custom-shape draw:style-name="gr11" draw:text-style-name="P3" draw:layer="layout" svg:width="4.064cm" svg:height="1.651cm" svg:x="16.113cm" svg:y="2.297cm">
          <text:p text:style-name="P1">Task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922cm" svg:y1="16.494cm" svg:x2="11.16cm" svg:y2="18.526cm">
          <text:p/>
        </draw:line>
        <draw:custom-shape draw:style-name="gr12" draw:text-style-name="P3" draw:layer="layout" svg:width="4.318cm" svg:height="1.778cm" svg:x="9.255cm" svg:y="18.399cm">
          <text:p text:style-name="P1">Extra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4.318cm" svg:height="1.778cm" svg:x="13.7cm" svg:y="17.51cm">
          <text:p text:style-name="P1">Extra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811cm" svg:y1="16.494cm" svg:x2="15.097cm" svg:y2="17.637cm">
          <text:p/>
        </draw:line>
        <draw:frame draw:style-name="gr13" draw:text-style-name="P6" draw:layer="layout" svg:width="3.249cm" svg:height="0.962cm" svg:x="11.259cm" svg:y="12.357cm">
          <draw:text-box>
            <text:p>FetchLink</text:p>
          </draw:text-box>
        </draw:frame>
        <draw:path draw:style-name="gr14" draw:text-style-name="P4" draw:layer="layout" svg:width="5.694cm" svg:height="2.879cm" draw:transform="rotate (2.58291276002641) translate (7.47699998842445cm 10.0170000185176cm)" svg:viewBox="0 0 5695 2880" svg:d="M0 0c3594 0 5695 2880 5695 2880">
          <text:p/>
        </draw:path>
        <draw:frame draw:style-name="gr13" draw:text-style-name="P6" draw:layer="layout" svg:width="2.97cm" svg:height="1.673cm" svg:x="2.602cm" svg:y="6.334cm">
          <draw:text-box>
            <text:p>Fetched </text:p>
            <text:p>Links</text:p>
          </draw:text-box>
        </draw:frame>
        <draw:path draw:style-name="gr14" draw:text-style-name="P4" draw:layer="layout" svg:width="11.317cm" svg:height="1.64cm" draw:transform="rotate (3.03093877901335) translate (17.5828023234523cm 3.90082881487325cm)" svg:viewBox="0 0 11318 1641" svg:d="M0 1641c9200 0 11318-1641 11318-1641">
          <text:p/>
        </draw:path>
        <draw:frame draw:style-name="gr13" draw:text-style-name="P6" draw:layer="layout" svg:width="3.639cm" svg:height="0.962cm" svg:x="11.033cm" svg:y="0.954cm">
          <draw:text-box>
            <text:p>Entry Link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09:12:33.224119481</meta:creation-date>
    <dc:date>2018-10-22T09:56:51.301641841</dc:date>
    <meta:editing-duration>PT44M7S</meta:editing-duration>
    <meta:editing-cycles>24</meta:editing-cycles>
    <meta:generator>LibreOffice/6.0.6.2$Linux_X86_64 LibreOffice_project/00m0$Build-2</meta:generator>
    <meta:document-statistic meta:object-count="23"/>
  </office:meta>
</office:document-meta>
</file>